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
      <style:paragraph-properties fo:margin-top="0cm" fo:margin-bottom="0.101cm" fo:line-height="100%" style:page-number="auto">
        <style:tab-stops/>
      </style:paragraph-properties>
    </style:style>
    <style:style style:name="P3" style:family="paragraph" style:parent-style-name="Standard">
      <style:paragraph-properties fo:margin-top="0cm" fo:margin-bottom="0.101cm"/>
    </style:style>
    <style:style style:name="P4" style:family="paragraph" style:parent-style-name="Standard">
      <style:paragraph-properties fo:margin-top="0cm" fo:margin-bottom="0.101cm" fo:line-height="100%">
        <style:tab-stops/>
      </style:paragraph-properties>
    </style:style>
    <style:style style:name="P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1 }</text:p>
      <text:p text:style-name="P1">overriding and overloading in javascript</text:p>
      <text:p text:style-name="Standard">JavaScript supports overriding not overloading, meaning, that if you define two functions with the same name, the last one defined will override the previously defined version and every time a call will be made to the function, the last defined one will get executed</text:p>
      <text:p text:style-name="Standard"><text:span text:style-name="T1">Initialization =&gt; </text:span>Variable Initialization in Javascript. ... Initialization is the means of assigning an initial value to a variable.</text:p>
      <text:p text:style-name="Standard"><text:span text:style-name="T1">prototype =&gt; </text:span>All JavaScript objects inherit properties and methods from a prototype.</text:p>
      <text:p text:style-name="Standard"><text:span text:style-name="T1">Prototypes =&gt;</text:span> When a function is created in JavaScript, JavaScript engine adds a prototype property to the function.</text:p>
      <text:p text:style-name="Standard">This prototype property is an object has a constructor property by default.We can access the function’s prototype property using the syntax </text:p>
      <text:p text:style-name="Standard">functionName.prototype.</text:p>
      <text:p text:style-name="Standard">prototype, which is itself an object, inherits from its parent’s prototype, which inherits from its parent’s prototype.This is often referred to as the prototype chain. which is always at the end of the prototype chainwhich is always at the end of the prototype chain</text:p>
      <text:p text:style-name="Standard">i.e., at the top of the prototypal inheritance tree), contains methods like toString(), hasProperty(), isPrototypeOf(), and so on.</text:p>
      <text:p text:style-name="Standard"><text:span text:style-name="T1">What is local scope =&gt;</text:span> A variable that you declare within a function called local scope. Variable can be accessed within a function, but outside of function you can't.</text:p>
      <text:p text:style-name="Standard"><text:span text:style-name="T1">What is global scope =&gt;</text:span> If you declare variables outside of the function, Those variables scopes globally.</text:p>
      <text:p text:style-name="Standard"><text:span text:style-name="T1">Auto global scope =&gt;</text:span> When you declare variables at the time if you are not specify var keyword automatically variable can consider global scope.</text:p>
      <text:p text:style-name="Standard">You should access variable within function as well as outside of the function.</text:p>
      <text:p text:style-name="Standard"><text:span text:style-name="T1">delete =&gt; </text:span>JavaScript delete operator deletes object property or remove specific element in array. </text:p>
      <text:p text:style-name="Standard">If delete is not allow (you can't delete if element not exist, array element undefined etc..) then return false otherwise return true.</text:p>
      <text:p text:style-name="P3">var add = "63 street Ct.";</text:p>
      <text:p text:style-name="P3">delete address; <text:s text:c="12"/>// Returns false, Using var keyword you can't delete</text:p>
      <text:p text:style-name="P3">add = "63 street Ct.";</text:p>
      <text:p text:style-name="P3">delete add; <text:s text:c="16"/>// Returns true, explicit declare you can delete</text:p>
      <text:p text:style-name="P5">{ 2 }</text:p>
      <text:p text:style-name="P1">JSON.parse to convert JSON back into an object.</text:p>
      <text:p text:style-name="Standard"><text:span text:style-name="T1">JSON.parse() t</text:span>akes a JSON string and transforms it into a JavaScript object. JSON.parse() can take an second argument for a reviver function that can transform the object values before they are returned.</text:p>
      <text:p text:style-name="Standard">const user = { <text:s/>name: 'John', <text:s/>email: 'john@awesome.com', <text:s/>plan: 'Pro'};</text:p>
      <text:p text:style-name="Standard">const userStr = JSON.stringify(user);</text:p>
      <text:p text:style-name="P2">JSON.parse(userStr, (key, value) =&gt; {</text:p>
      <text:p text:style-name="P4"><text:s text:c="2"/>if (typeof value === 'string') {</text:p>
      <text:p text:style-name="P4"><text:s text:c="4"/>return value.toUpperCase();</text:p>
      <text:p text:style-name="P4"><text:s text:c="2"/>}</text:p>
      <text:p text:style-name="P4"><text:s text:c="2"/>return value;</text:p>
      <text:p text:style-name="P4">});</text:p>
      <text:p text:style-name="P1">JSON.stringify to convert objects into JSON.</text:p>
      <text:p text:style-name="Standard"><text:span text:style-name="T1">JSON.stringify() </text:span>takes a JavaScript object and transforms it into a JSON string.JSON.stringify() can take two additional arguments, the first one being a replacer function and the second a String or Number value to use as a space in the returned string.</text:p>
      <text:p text:style-name="Standard">const user = {id: 229,name: 'John',email:'john@awesome.com'};</text:p>
      <text:p text:style-name="P3">function replaces(key,value){</text:p>
      <text:p text:style-name="P3"><text:tab/>if(key == 'email'){</text:p>
      <text:p text:style-name="P3"><text:tab/><text:tab/>return 'ashok.its1@gmail.com';</text:p>
      <text:p text:style-name="P3"><text:tab/>}else{</text:p>
      <text:p text:style-name="P3"><text:tab/>return value;</text:p>
      <text:p text:style-name="P3"><text:tab/>}</text:p>
      <text:p text:style-name="P3">}</text:p>
      <text:p text:style-name="Standard"><text:span text:style-name="T1">newUser</text:span> = JSON.stringify(user,replaces);</text:p>
      <text:p text:style-name="Standard">console.log(newUser) <text:s/><text:span text:style-name="T1">{"id":229,"name":"John","email":"ashok.its1@gmail.com"}</text:span></text:p>
      <text:p text:style-name="Standard"><text:span text:style-name="T1">Pure functions =&gt;</text:span> Pure functions always returns the same result if the same arguments are passed in. It does not depend on any state, or data, change during a program's execution. It must only depend on its input arguments .</text:p>
      <text:p text:style-name="Standard"><text:span text:style-name="T1">Impure functions =&gt; </text:span>Any function that changes the internal state of one of its arguments or the value of some external variable is an impure function. They may have any side effects like network or database calls and it may modify the arguments which are passed to them.</text:p>
      <text:p text:style-name="P1"/>
      <text:p text:style-name="P1"/>
      <text:p text:style-name="P7"><text:soft-page-break/>{3 }</text:p>
      <text:p text:style-name="Standard"><text:span text:style-name="T1">anagram =&gt;</text:span> Anagrams are words or phrases that contain the same number of characters. </text:p>
      <text:list xml:id="list3322287128289429038" text:style-name="L1">
        <text:list-item>
          <text:p text:style-name="P8">If both the strings are of different lengths then they can not be permutations of each other. return false; </text:p>
        </text:list-item>
        <text:list-item>
          <text:p text:style-name="P8">Sort both the strings.</text:p>
        </text:list-item>
        <text:list-item>
          <text:p text:style-name="P8">Compare both the sorted strings.</text:p>
        </text:list-item>
      </text:list>
      <text:p text:style-name="P3">function isAnagram (str1, str2) {</text:p>
      <text:p text:style-name="P3"><text:s text:c="4"/>if (str1.length !== str2.length) {</text:p>
      <text:p text:style-name="P3"><text:s text:c="8"/>return false;</text:p>
      <text:p text:style-name="P3"><text:s text:c="4"/>}</text:p>
      <text:p text:style-name="P3"><text:s text:c="4"/>var sortStr1 = str1.split('').sort().join('');</text:p>
      <text:p text:style-name="P3"><text:s text:c="4"/>var sortStr2 = str2.split('').sort().join('');</text:p>
      <text:p text:style-name="P3"><text:s text:c="4"/>return (sortStr1 === sortStr2);</text:p>
      <text:p text:style-name="P3">}</text:p>
      <text:p text:style-name="P3">console.log(isAnagram('dog','god')); // true</text:p>
      <text:p text:style-name="P3">console.log(isAnagram('foo','bar')); // false</text:p>
      <text:p text:style-name="P3">console.log(isAnagram('foo','fooo')); // false</text:p>
      <text:p text:style-name="Standard"><text:span text:style-name="T1">Palindrome =&gt; </text:span>A palindrome is a word or phrase that reads the same backward as forward. </text:p>
      <text:p text:style-name="Standard"><text:span text:style-name="T1">Shallow copy =&gt; </text:span>Shallow copy is a bit-wise copy of an object. A new object is created that has an exact copy of the values in the original object. </text:p>
      <text:p text:style-name="Standard">If any of the fields of the object are references to other objects, just the reference addresses are copied i.e., only the memory address is copied.</text:p>
      <text:p text:style-name="Standard"><text:span text:style-name="T1">Lets take an example - </text:span>shallow Copy: It makes a copy of the reference to X into Y. as a copy of X’s Address. So, the addresses of X and Y will be the same i.e. they will be pointing to the same memory location.</text:p>
      <text:p text:style-name="Standard">var employeeDetailsOriginal = { <text:s/>name: 'A', age: 25, Profession: 'Software Engineer' };</text:p>
      <text:p text:style-name="Standard"><text:s/>Let’s say you want to create a duplicate of this, so that even if you change the original values, you can always return to the original.</text:p>
      <text:p text:style-name="Standard">var employeeDetailsDuplicate = employeeDetailsOriginal; //Shallow copy!</text:p>
      <text:p text:style-name="Standard"><text:s/>If we change a value:</text:p>
      <text:p text:style-name="Standard">employeeDetailsDuplicate.name = 'NameChanged';</text:p>
      <text:p text:style-name="Standard"/>
      <text:p text:style-name="P1"/>
      <text:p text:style-name="P7"><text:soft-page-break/>{ 4 }</text:p>
      <text:p text:style-name="Standard">This statement will also change name from employeeDetailsOriginal, since we have a shallow copy, or a reference to var employeeDetailsOriginal. This means, you’re losing the original data as well.</text:p>
      <text:p text:style-name="Standard">var employeeDetailsDuplicate ={name: employeeDetailsOriginal.name}; //Deep copy!</text:p>
      <text:p text:style-name="Standard">var <text:s/>employeeDetailsDuplicate.name ="Sanjay"</text:p>
      <text:p text:style-name="Standard">Now if you change employeeDetailsDuplicate.name, it will only affect employeeDetailsDuplicate and not employeeDetailsOriginal</text:p>
      <text:p text:style-name="P1">other methord</text:p>
      <text:p text:style-name="P1">Shallow Copying Objects </text:p>
      <text:p text:style-name="Standard">Object.assign() </text:p>
      <text:p text:style-name="Standard">let obj = { <text:s/>a: 1, <text:s/>b: 2,};</text:p>
      <text:p text:style-name="Standard">let <text:span text:style-name="T1">objCopy</text:span> = Object.assign({}, obj);</text:p>
      <text:p text:style-name="Standard">console.log(objCopy); // result - { a: 1, b: 2 } </text:p>
      <text:p text:style-name="Standard">objCopy.b = 89; </text:p>
      <text:p text:style-name="Standard">console.log(objCopy); // result - { a: 1, b: 89 }</text:p>
      <text:p text:style-name="Standard">console.log(obj); // result - { a: 1, b: 2 }</text:p>
      <text:p text:style-name="P1">Few Important methods</text:p>
      <text:p text:style-name="Standard"><text:span text:style-name="T1">Object.assign() =&gt; </text:span>Copies the values of all enumerable own properties from one or more source objects to a target object.</text:p>
      <text:p text:style-name="Standard"><text:span text:style-name="T1">Object.create() =&gt; </text:span>Creates a new object with the specified prototype object and properties.</text:p>
      <text:p text:style-name="Standard"><text:span text:style-name="T1">Object.defineProperty() =&gt; </text:span>Adds the named property described by a given descriptor to an object.</text:p>
      <text:p text:style-name="Standard"><text:span text:style-name="T1">Object.defineProperties() =&gt; </text:span>Adds the named properties described by the given descriptors to an object.</text:p>
      <text:p text:style-name="Standard"><text:span text:style-name="T1">Object.entries() =&gt; </text:span>Returns an array of a given object’s own enumerable property [key, value] pairs.</text:p>
      <text:p text:style-name="Standard"><text:span text:style-name="T1">Object.freeze() =&gt; </text:span>Freezes an object: other code can’t delete or change any properties. </text:p>
      <text:p text:style-name="Standard"><text:span text:style-name="T1">hasOwnProperty =&gt; </text:span>hasOwnProperty is a method available on object instances that allows to check if an object has a property directly on its instance. </text:p>
      <text:p text:style-name="Standard">const myObj = {clown: 'abc',police: 'sub'}</text:p>
      <text:p text:style-name="Standard">console.log('clown' in myObj); // true</text:p>
      <text:p text:style-name="P7"><text:soft-page-break/>{ 5 }</text:p>
      <text:p text:style-name="Standard"><text:span text:style-name="T1">Object.keys =&gt; </text:span>The Object.keys static method returns an array with the property keys on an object:</text:p>
      <text:p text:style-name="Standard">console.log(Object.keys(myObj)); //["clown", "police"]</text:p>
      <text:p text:style-name="Standard">Object.keys can be really useful in allowing to use a for…of loop over an object:</text:p>
      <text:p text:style-name="Standard">for (let k of Object.keys(myObj)) {</text:p>
      <text:p text:style-name="Standard"><text:s text:c="2"/>console.log(`Hey ${ myObj[k] }!`); // "Hey ! abc" // "Hey ! sub"</text:p>
      <text:p text:style-name="Standard">}</text:p>
      <text:p text:style-name="Standard">console.log('clown' in myObj); // true</text:p>
      <text:p text:style-name="Standard"><text:span text:style-name="T1">Object.values =&gt;</text:span> Object.values takes an object and returns an array with the values, in the same order that a for…in loop would give us. For example:</text:p>
      <text:p text:style-name="Standard"><text:tab/>myObj = {name :'Ashok',age:24,subject:'English'}</text:p>
      <text:p text:style-name="Standard"><text:tab/>console.log(Object.values(myObj)) //["Ashok", 24, "English"]</text:p>
      <text:p text:style-name="Standard"><text:span text:style-name="T1">mean =&gt; </text:span>The mean is the average of the numbers. It is easy to calculate: add up all the numbers, then divide by how many numbers there are.</text:p>
      <text:p text:style-name="Standard">function mean(numbers) {</text:p>
      <text:p text:style-name="Standard"><text:s text:c="4"/>var total = 0, i;</text:p>
      <text:p text:style-name="Standard"><text:s text:c="4"/>for (i = 0; i &lt; numbers.length; i += 1) {</text:p>
      <text:p text:style-name="Standard"><text:s text:c="8"/>total += numbers[i];</text:p>
      <text:p text:style-name="Standard"><text:s text:c="4"/>}</text:p>
      <text:p text:style-name="Standard"><text:s text:c="4"/>return total / numbers.length;</text:p>
      <text:p text:style-name="Standard">}</text:p>
      <text:p text:style-name="Standard"><text:span text:style-name="T1">median =&gt;</text:span> <text:s/>The "median" is the "middle" value in the list of numbers. Example: find the Median of {13, 23, 11, 16, 15, 10, 26}. </text:p>
      <text:p text:style-name="Standard">Put them in order: {10, 11, 13, 15, 16, 23, 26}.The middle number is 15, so the median is 15. (If there are two middle numbers, you average them.)</text:p>
      <text:p text:style-name="Standard"><text:span text:style-name="T1">str.trim() =&gt; </text:span>str.trim() function is used to remove the white spaces from both the ends of the given string. </text:p>
      <text:p text:style-name="Standard">var str = "GeeksforGeeks <text:s text:c="5"/>"; var st = str.trim();</text:p>
      <text:p text:style-name="Standard">JavaScript does not throw an error if the number of arguments passed during a function invocation are different than the number of parameters listed during function definition. </text:p>
      <text:p text:style-name="P7"><text:soft-page-break/>{ 6}</text:p>
      <text:p text:style-name="Standard">function parameter(a,b,c){</text:p>
      <text:p text:style-name="Standard"><text:tab/>console.log(arguments.length+"::"+arguments[3]) // 4::4</text:p>
      <text:p text:style-name="Standard"><text:tab/>return a+b+c</text:p>
      <text:p text:style-name="Standard">}</text:p>
      <text:p text:style-name="Standard">console.log(parameter(1,2,3,4)) // Logs 6 (1 + 2 + 3, ignores 4)</text:p>
      <text:p text:style-name="Standard">console.log(parameter(1,2)) </text:p>
      <text:p text:style-name="Standard"><text:span text:style-name="T1"><text:s/>Logs NaN because by default if a corresponding argument is missing, it is set to undefined.</text:span> parameter3 is assigned undefined and so 1+2+undefined = NaN</text:p>
      <text:p text:style-name="Standard"><text:span text:style-name="T1">Rest Parameters =&gt; </text:span>Rest Parameter is an ES6 addition to JavaScript. To create a rest parameter prefix the last parameter in a function definition with ellipsis(…).</text:p>
      <text:p text:style-name="Standard">function restParam(...<text:span text:style-name="T1">restArgs</text:span>){</text:p>
      <text:p text:style-name="Standard"><text:s text:c="2"/>console.log(restArgs.length); // Logs the number of arguments passed 5</text:p>
      <text:p text:style-name="Standard"><text:s text:c="2"/>console.log(restArgs[3]); // Logs the 4th argument4</text:p>
      <text:p text:style-name="Standard">}</text:p>
      <text:p text:style-name="Standard">restParam(1,2,3,4,5);</text:p>
      <text:p text:style-name="P1"><text:s/>5 is the number of arguments <text:s text:c="2"/>&amp; 4 is the 4th argument</text:p>
      <text:p text:style-name="Standard">Rest Parameters is a real array and methods like forEach and sort can be applied. Even though the arguments object has the length method, it is not a real array and using array methods like sort would only bring us misery and sorrow.</text:p>
      <text:p text:style-name="Standard">Rest Parameters contain only the arguments that have no corresponding parameter while arguments object contains all the arguments passed to the function.</text:p>
      <text:p text:style-name="Standard">function restParameter(...restArgs){</text:p>
      <text:p text:style-name="Standard"><text:tab/>var s1 = restArgs.sort()</text:p>
      <text:p text:style-name="Standard"><text:tab/>s1.forEach(function(v,i){</text:p>
      <text:p text:style-name="Standard"><text:tab/><text:tab/>document.write(v+ "&lt;/br&gt;")</text:p>
      <text:p text:style-name="Standard"><text:tab/>})</text:p>
      <text:p text:style-name="Standard">}</text:p>
      <text:p text:style-name="Standard">restParameter(1,6,2,3,4,5) // 1,2,3,4,5,6</text:p>
      <text:p text:style-name="P7"><text:soft-page-break/>{ 7 }</text:p>
      <text:p text:style-name="Standard"><text:span text:style-name="T1">DOMContentLoaded =&gt; </text:span>DOMContentLoaded event is fired when the initial HTML document has been completely loaded and parsed, without waiting for stylesheets, images, and subframes to finish loading. </text:p>
      <text:p text:style-name="Standard"><text:span text:style-name="T1">What is a Web Worker? =&gt; </text:span>When executing scripts in an HTML page, the page becomes unresponsive until the script is finished.</text:p>
      <text:p text:style-name="Standard">A web worker is a JavaScript that runs in the background, independently of other scripts, without affecting the performance of the page. You can continue to do whatever you want: clicking, selecting things, etc., while the web worker runs in the background.</text:p>
      <text:p text:style-name="P1">Server-Sent Events - One Way Messaging</text:p>
      <text:p text:style-name="Standard">A server-sent event is when a web page automatically gets updates from a server.</text:p>
      <text:p text:style-name="Standard">This was also possible before, but the web page would have to ask if any updates were available. With server-sent events, the updates come automatically.</text:p>
      <text:p text:style-name="Standard">Examples: Facebook/Twitter updates, stock price updates, news feeds, sport results, etc.</text:p>
      <text:p text:style-name="P1">What is HTML Web Storage?</text:p>
      <text:p text:style-name="Standard">With web storage, web applications can store data locally within the user's browser.</text:p>
      <text:p text:style-name="Standard">Before HTML5, application data had to be stored in cookies, included in every server request. Web storage is more secure, and large amounts of data can be stored locally, without affecting website performance.</text:p>
      <text:p text:style-name="Standard">Unlike cookies, the storage limit is far larger (at least 5MB) and information is never transferred to the server.</text:p>
      <text:p text:style-name="Standard">Web storage is per origin (per domain and protocol). All pages, from one origin, can store and access the same data.</text:p>
      <text:p text:style-name="Standard"><text:span text:style-name="T1">sessionStorage</text:span>, <text:span text:style-name="T1">localStorage</text:span> and <text:span text:style-name="T1">Cookies</text:span> all are used to store data on the client side. Each one has its own storage and expiration limit. sessionStorage: similar to localStorage but expires when the browser closed (not the tab). Cookie: stores data that has to be sent back to the server with subsequent requests.</text:p>
      <text:p text:style-name="Standard"><text:span text:style-name="T1">Document Object Model =&gt;</text:span> The Document Object Model (DOM) is a programming API for HTML and XML documents. It defines the logical structure of documents and the way a document is accessed and manipulated.</text:p>
      <text:p text:style-name="Standard"><text:span text:style-name="T1">Document Object Model =&gt; </text:span>The Document Object Model (DOM) is a programming interface for HTML and XML documents. It represents the page so that programs can change the document structure, style, and content. The DOM represents the document as nodes and objects.</text:p>
      <text:p text:style-name="Standard"/>
      <text:p text:style-name="P7"><text:soft-page-break/>{ 8 }</text:p>
      <text:p text:style-name="Standard"><text:span text:style-name="T1">The CSS Box Model =&gt; </text:span>All HTML elements can be considered as boxes. In CSS, the term "box model" is used when talking about design and layout.The CSS box model is essentially a box that wraps around every HTML element. It consists of: margins, borders, padding, and the actual content. </text:p>
      <text:p text:style-name="Standard">Explanation of the different parts:</text:p>
      <text:list xml:id="list8314790319792140071" text:style-name="L2">
        <text:list-item>
          <text:p text:style-name="P9"><text:span text:style-name="T1">Content</text:span> - The content of the box, where text and images appear</text:p>
        </text:list-item>
        <text:list-item>
          <text:p text:style-name="P9"><text:span text:style-name="T1">Padding</text:span> - Clears an area around the content. The padding is transparent</text:p>
        </text:list-item>
        <text:list-item>
          <text:p text:style-name="P9"><text:span text:style-name="T1">Border</text:span> - A border that goes around the padding and content</text:p>
        </text:list-item>
        <text:list-item>
          <text:p text:style-name="P9"><text:span text:style-name="T1">Margin</text:span> - Clears an area outside the border. The margin is transparent</text:p>
        </text:list-item>
      </text:list>
      <text:p text:style-name="P1">block, inline, and inline-block — &amp; how to tell the difference</text:p>
      <text:p text:style-name="Standard">Web browsers treat every element as a kind of box. However, CSS has two different types of boxes—block and inline.</text:p>
      <text:p text:style-name="Standard"><text:span text:style-name="T1">inline =&gt;</text:span> Displays an element as an inline element like paragraph and div. inline <text:s/>does not support top and bottom margin and padding. height and width properties will have no effect </text:p>
      <text:p text:style-name="Standard"><text:span text:style-name="T1">inline-block =&gt;</text:span> Displays an element as an inline-level block container. it allows to set a width and height on the element also you can apply top and bottom margin and padding. </text:p>
      <text:p text:style-name="Standard"><text:span text:style-name="T1">block =&gt;</text:span> Displays an element as a block element (like &lt;p&gt;). It starts on a new line, and takes up the whole width.</text:p>
      <text:p text:style-name="Standard"><text:span text:style-name="T1">flex =&gt;<text:tab/></text:span>Displays an element as a block-level flex container</text:p>
      <text:p text:style-name="Standard"><text:span text:style-name="T1">inline-flex =&gt;</text:span><text:tab/>Displays an element as an inline-level flex container</text:p>
      <text:p text:style-name="Standard"><text:span text:style-name="T1">initial =&gt; </text:span>Sets this property to its default value</text:p>
      <text:p text:style-name="Standard"><text:span text:style-name="T1">inherit =&gt; </text:span>Inherits this property from its parent element. </text:p>
      <text:p text:style-name="Standard"><text:span text:style-name="T1">flex-wrap =&gt;</text:span> The flex-wrap property specifies whether the flexible items should wrap or not.</text:p>
      <text:p text:style-name="Standard"><text:span text:style-name="T1">flex-wrap: </text:span>nowrap|wrap|wrap-reverse|initial|inherit;</text:p>
      <text:p text:style-name="Standard"><text:span text:style-name="T1">flex-basis =&gt;</text:span> The flex-basis property specifies the initial length of a flexible item.</text:p>
      <text:p text:style-name="Standard"><text:span text:style-name="T1">flex-grow =&gt;</text:span> The flex-grow property specifies how much the item will grow relative to the rest of the flexible items inside the same container.</text:p>
      <text:p text:style-name="Standard"><text:span text:style-name="T1">flex-grow:</text:span> number|initial|inherit;</text:p>
      <text:p text:style-name="Standard"/>
      <text:p text:style-name="P7"/>
      <text:p text:style-name="P7"><text:soft-page-break/>{ 9}</text:p>
      <text:p text:style-name="Standard"><text:span text:style-name="T1">flex-shrink <text:s/>=&gt; </text:span>The flex-shrink property specifies how the item will shrink relative to the rest of the flexible items inside the same container.</text:p>
      <text:p text:style-name="Standard"><text:span text:style-name="T1">flex-shrink:</text:span> number|initial|inherit;</text:p>
      <text:p text:style-name="P1">What's default DTD if not mentioned in doctype declaration?</text:p>
      <text:p text:style-name="Standard"><text:s/>If the DOCTYPE are not declare the browser will go into Quirk mode.</text:p>
      <text:p text:style-name="P1"><text:s/>:nth-child() and :nth-of-type()</text:p>
      <text:p text:style-name="Standard">The :nth-child() and :nth-of-type() pseudo-classes allows you to select elements with a formula.</text:p>
      <text:p text:style-name="Standard">The :nth-child selector allows you to select one or more elements based on their source order, according to a formula. </text:p>
      <text:p text:style-name="Standard"><text:span text:style-name="T1">What is DOM? =&gt; </text:span>The Document Object Model (DOM) is a programming API for HTML and XML documents. It defines the logical structure of documents and the way a document is accessed and manipulated.</text:p>
      <text:p text:style-name="Standard"><text:span text:style-name="T1">What is a Web Worker? =&gt; </text:span>A web worker is a JavaScript that runs in the background, independently of other scripts, without affecting the performance of the page. You can continue to do whatever you want: clicking, selecting things, etc., while the web worker runs in the background.</text:p>
      <text:p text:style-name="Standard"><text:span text:style-name="T1">What is HTML Web Storage? =&gt; <text:s/></text:span>With web storage, web applications can store data locally within the user's browser. Before HTML5, application data had to be stored in cookies, included in every server request. </text:p>
      <text:p text:style-name="Standard">Web storage is more secure, and large amounts of data can be stored locally, without affecting website performance.</text:p>
      <text:p text:style-name="P1">What is HTML Web Storage?</text:p>
      <text:p text:style-name="Standard">The Window sessionStorage() property is used for saving key/value pairs in a web browser. It stores the key/value pairs in a browser forone session (the data is deleted when the browser tab is closed).</text:p>
      <text:p text:style-name="P1">window.sessionStorage</text:p>
      <text:p text:style-name="Standard">sessionStorage.setItem("key", "value");</text:p>
      <text:p text:style-name="Standard">var lastname = sessionStorage.getItem("key");</text:p>
      <text:p text:style-name="Standard">sessionStorage.removeItem("key");</text:p>
      <text:p text:style-name="Standard">sessionStorage.clear();</text:p>
      <text:p text:style-name="Standard"/>
      <text:p text:style-name="Standard"/>
      <text:p text:style-name="Standard"><text:soft-page-break/><text:span text:style-name="T1">Why use Pipes?</text:span></text:p>
      <text:p text:style-name="Standard">Sometimes, the data is not displayed in the well format on the HTML templates that times were using pipes.</text:p>
      <text:p text:style-name="Standard"><text:span text:style-name="T1">What Is PipeTransform interface?</text:span></text:p>
      <text:p text:style-name="Standard">The Pipe class implements the PipeTransform interface that accepts input value (It is optional parameters) and returns the transformed value.</text:p>
      <text:p text:style-name="Standard"><text:span text:style-name="T1">What Is Impure Pipe?</text:span></text:p>
      <text:p text:style-name="Standard">Angular executes an impure pipe during every component change detection cycle. An impure pipe is called often, as often as every keystroke or mouse-move.</text:p>
      <text:p text:style-name="Standard"><text:span text:style-name="T1">str.trim() =&gt; </text:span>str.trim() function is used to remove the white spaces from both the ends of the given string.</text:p>
      <text:p text:style-name="Standard"><text:span text:style-name="T1">str.trimLeft() =&gt;</text:span> str.trimLeft() function is used to remove the white spaces from the start of the given string.</text:p>
      <text:p text:style-name="Standard"><text:span text:style-name="T1">str.trimRight() =&gt;</text:span> str.trimRight() function is used to remove the white spaces from the end of the given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45</meta:editing-cycles>
    <meta:creation-date>2017-06-16T11:30:00</meta:creation-date>
    <dc:date>2019-06-15T15:20:08.31</dc:date>
    <meta:editing-duration>PT1H27M5S</meta:editing-duration>
    <meta:generator>OpenOffice/4.1.3$Win32 OpenOffice.org_project/413m1$Build-9783</meta:generator>
    <meta:print-date>2018-01-22T13:59:36.07</meta:print-date>
    <meta:document-statistic meta:table-count="0" meta:image-count="0" meta:object-count="0" meta:page-count="10" meta:paragraph-count="207" meta:word-count="2576" meta:character-count="163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